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error solving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error solving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error solving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error solving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error solving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error solving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error solving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error solved and login button created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google frontend error solved and login data display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00M00S" calcext:value-type="time">
            <text:p>19:0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/00/0000</text:date>, <text:time style:data-style-name="N2" text:time-value="18:54:34.788082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8-20T18:57:26.562239751</dc:date>
    <meta:editing-cycles>141</meta:editing-cycles>
    <meta:editing-duration>PT7H23M32S</meta:editing-duration>
    <meta:generator>LibreOffice/6.4.7.2$Linux_X86_64 LibreOffice_project/40$Build-2</meta:generator>
    <meta:document-statistic meta:table-count="1" meta:cell-count="40" meta:object-count="0"/>
  </office:meta>
</office:document-meta>
</file>